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10"/>
    <style:style style:name="ce4" style:family="table-cell" style:parent-style-name="Default" style:data-style-name="N115"/>
    <style:style style:name="ce5" style:family="table-cell" style:parent-style-name="Default" style:data-style-name="N109"/>
  </office:automatic-styles>
  <office:body>
    <office:spreadsheet>
      <table:table table:name="Vec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f</text:p>
          </table:table-cell>
          <table:table-cell table:number-columns-repeated="4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-2.1" calcext:value-type="float">
            <text:p>-2,1</text:p>
          </table:table-cell>
          <table:table-cell office:value-type="float" office:value="-0.94" calcext:value-type="float">
            <text:p>-0,94</text:p>
          </table:table-cell>
          <table:table-cell table:number-columns-repeated="5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-1.1" calcext:value-type="float">
            <text:p>-1,1</text:p>
          </table:table-cell>
          <table:table-cell office:value-type="float" office:value="1.9" calcext:value-type="float">
            <text:p>1,9</text:p>
          </table:table-cell>
          <table:table-cell table:number-columns-repeated="5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.4" calcext:value-type="float">
            <text:p>1,4</text:p>
          </table:table-cell>
          <table:table-cell office:value-type="float" office:value="-2.7" calcext:value-type="float">
            <text:p>-2,7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0.3" calcext:value-type="float">
            <text:p>0,3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.73" calcext:value-type="float">
            <text:p>1,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 table:formula="of:=[.B2]*[.$D$6]" office:value-type="float" office:value="-3.633" calcext:value-type="float">
            <text:p>-3,633</text:p>
          </table:table-cell>
          <table:table-cell table:formula="of:=[.C2]*[.$D$6]" office:value-type="float" office:value="-1.6262" calcext:value-type="float">
            <text:p>-1,62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formula="of:=[.B3]*[.$D$6]" office:value-type="float" office:value="-1.903" calcext:value-type="float">
            <text:p>-1,903</text:p>
          </table:table-cell>
          <table:table-cell table:formula="of:=[.C3]*[.$D$6]" office:value-type="float" office:value="3.287" calcext:value-type="float">
            <text:p>3,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formula="of:=[.B4]*[.$D$6]" office:value-type="float" office:value="2.422" calcext:value-type="float">
            <text:p>2,422</text:p>
          </table:table-cell>
          <table:table-cell table:formula="of:=[.C4]*[.$D$6]" office:value-type="float" office:value="-4.671" calcext:value-type="float">
            <text:p>-4,6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</text:p>
          </table:table-cell>
          <table:table-cell table:formula="of:=[.B5]*[.$D$6]" office:value-type="float" office:value="0.519" calcext:value-type="float">
            <text:p>0,519</text:p>
          </table:table-cell>
          <table:table-cell table:formula="of:=[.C5]*[.$D$6]" office:value-type="float" office:value="2.595" calcext:value-type="float">
            <text:p>2,5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1+v2</text:p>
          </table:table-cell>
          <table:table-cell table:formula="of:=[.B7]+[.B8]" office:value-type="float" office:value="-5.536" calcext:value-type="float">
            <text:p>-5,536</text:p>
          </table:table-cell>
          <table:table-cell table:formula="of:=[.C7]+[.C8]" office:value-type="float" office:value="1.6608" calcext:value-type="float">
            <text:p>1,66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+v4</text:p>
          </table:table-cell>
          <table:table-cell table:formula="of:=[.B9]+[.B10]" office:value-type="float" office:value="2.941" calcext:value-type="float">
            <text:p>2,941</text:p>
          </table:table-cell>
          <table:table-cell table:formula="of:=[.C9]+[.C10]" office:value-type="float" office:value="-2.076" calcext:value-type="float">
            <text:p>-2,07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t(v1,v2)</text:p>
          </table:table-cell>
          <table:table-cell table:formula="of:=[.B7]*[.B8]+[.C7]*[.C8]" office:value-type="float" office:value="1.5682796" calcext:value-type="float">
            <text:p>1,56827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(v2,v3)</text:p>
          </table:table-cell>
          <table:table-cell table:formula="of:=[.B8]*[.B9]+[.C8]*[.C9]" office:value-type="float" office:value="-19.962643" calcext:value-type="float">
            <text:p>-19,962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(v3,v4)</text:p>
          </table:table-cell>
          <table:table-cell table:formula="of:=[.B9]*[.B10]+[.C9]*[.C10]" office:value-type="float" office:value="-10.864227" calcext:value-type="float">
            <text:p>-10,8642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(v1,v4)</text:p>
          </table:table-cell>
          <table:table-cell table:formula="of:=[.B7]*[.B10]+[.C7]*[.C10]" office:value-type="float" office:value="-6.105516" calcext:value-type="float">
            <text:p>-6,1055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nght(v1)</text:p>
          </table:table-cell>
          <table:table-cell table:style-name="ce2" table:formula="of:=SQRT([.B7]*[.B7]+[.C7]*[.C7])" office:value-type="float" office:value="3.98035368277745" calcext:value-type="float">
            <text:p>3,980353682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(v2)</text:p>
          </table:table-cell>
          <table:table-cell table:style-name="ce2" table:formula="of:=SQRT([.B8]*[.B8]+[.C8]*[.C8])" office:value-type="float" office:value="3.79812822321733" calcext:value-type="float">
            <text:p>3,7981282232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(v3)</text:p>
          </table:table-cell>
          <table:table-cell table:style-name="ce2" table:formula="of:=SQRT([.B9]*[.B9]+[.C9]*[.C9])" office:value-type="float" office:value="5.26158958870796" calcext:value-type="float">
            <text:p>5,2615895887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(v4)</text:p>
          </table:table-cell>
          <table:table-cell table:style-name="ce2" table:formula="of:=SQRT([.B10]*[.B10]+[.C10]*[.C10])" office:value-type="float" office:value="2.64639112755466" calcext:value-type="float">
            <text:p>2,6463911275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s(v1,v2)</text:p>
          </table:table-cell>
          <table:table-cell table:style-name="ce2" table:formula="of:=[.B16]/([.B21]*[.B22])" office:value-type="float" office:value="0.103736647126414" calcext:value-type="float">
            <text:p>0,103736647126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cos(v2,v3)</text:p>
          </table:table-cell>
          <table:table-cell table:style-name="ce2" table:formula="of:=[.B17]/([.B22]*[.B23])" office:value-type="float" office:value="-0.99892170191575" calcext:value-type="float">
            <text:p>-0,998921701916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cos(v3,v4)</text:p>
          </table:table-cell>
          <table:table-cell table:style-name="ce2" table:formula="of:=[.B18]/([.B23]*[.B24])" office:value-type="float" office:value="-0.780239315065185" calcext:value-type="float">
            <text:p>-0,780239315065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cos(v1,v4)</text:p>
          </table:table-cell>
          <table:table-cell table:style-name="ce2" table:formula="of:=[.B19]/([.B21]*[.B24])" office:value-type="float" office:value="-0.579624424771147" calcext:value-type="float">
            <text:p>-0,57962442477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leR(v1,v2)</text:p>
          </table:table-cell>
          <table:table-cell table:style-name="ce2" table:formula="of:=ACOS([.B26])" office:value-type="float" office:value="1.4668727161353" calcext:value-type="float">
            <text:p>1,4668727161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leR(v2,v3)</text:p>
          </table:table-cell>
          <table:table-cell table:style-name="ce2" table:formula="of:=ACOS([.B27])" office:value-type="float" office:value="3.09514931331834" calcext:value-type="float">
            <text:p>3,0951493133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leR(v3,v4)</text:p>
          </table:table-cell>
          <table:table-cell table:style-name="ce2" table:formula="of:=ACOS([.B28])" office:value-type="float" office:value="2.46584466236125" calcext:value-type="float">
            <text:p>2,4658446623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leR(v1,v4)</text:p>
          </table:table-cell>
          <table:table-cell table:style-name="ce2" table:formula="of:=ACOS([.B29])" office:value-type="float" office:value="2.18906404763529" calcext:value-type="float">
            <text:p>2,18906404763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ngleD(v1,v2)</text:p>
          </table:table-cell>
          <table:table-cell table:style-name="ce2" table:formula="of:=DEGREES([.B31])" office:value-type="float" office:value="84.0456157174445" calcext:value-type="float">
            <text:p>84,0456157174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leD(v2,v3)</text:p>
          </table:table-cell>
          <table:table-cell table:style-name="ce2" table:formula="of:=DEGREES([.B32])" office:value-type="float" office:value="177.338992615956" calcext:value-type="float">
            <text:p>177,3389926159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leD(v3,v4)</text:p>
          </table:table-cell>
          <table:table-cell table:style-name="ce2" table:formula="of:=DEGREES([.B33])" office:value-type="float" office:value="141.282492088161" calcext:value-type="float">
            <text:p>141,2824920881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leD(v1,v4)</text:p>
          </table:table-cell>
          <table:table-cell table:style-name="ce2" table:formula="of:=DEGREES([.B34])" office:value-type="float" office:value="125.424131013327" calcext:value-type="float">
            <text:p>125,42413101332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rmalize(v1,v2)</text:p>
          </table:table-cell>
          <table:table-cell table:style-name="ce2" table:formula="of:=[.B7]/[.B21]" office:value-type="float" office:value="-0.912732960319479" calcext:value-type="float">
            <text:p>-0,912732960319</text:p>
          </table:table-cell>
          <table:table-cell table:style-name="ce2" table:formula="of:=[.C7]/[.B21]" office:value-type="float" office:value="-0.408556658428719" calcext:value-type="float">
            <text:p>-0,4085566584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ize(v2,v3)</text:p>
          </table:table-cell>
          <table:table-cell table:style-name="ce2" table:formula="of:=[.B8]/[.B22]" office:value-type="float" office:value="-0.501036270541705" calcext:value-type="float">
            <text:p>-0,501036270542</text:p>
          </table:table-cell>
          <table:table-cell table:style-name="ce2" table:formula="of:=[.C8]/[.B22]" office:value-type="float" office:value="0.865426285481126" calcext:value-type="float">
            <text:p>0,8654262854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ize(v3,v4)</text:p>
          </table:table-cell>
          <table:table-cell table:style-name="ce2" table:formula="of:=[.B9]/[.B23]" office:value-type="float" office:value="0.460317164455" calcext:value-type="float">
            <text:p>0,460317164455</text:p>
          </table:table-cell>
          <table:table-cell table:style-name="ce2" table:formula="of:=[.C9]/[.B23]" office:value-type="float" office:value="-0.887754531448929" calcext:value-type="float">
            <text:p>-0,8877545314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ize(v1,v4)</text:p>
          </table:table-cell>
          <table:table-cell table:style-name="ce2" table:formula="of:=[.B10]/[.B24]" office:value-type="float" office:value="0.196116135138184" calcext:value-type="float">
            <text:p>0,196116135138</text:p>
          </table:table-cell>
          <table:table-cell table:style-name="ce2" table:formula="of:=[.C10]/[.B24]" office:value-type="float" office:value="0.98058067569092" calcext:value-type="float">
            <text:p>0,980580675691</text:p>
          </table:table-cell>
          <table:table-cell table:number-columns-repeated="1021"/>
        </table:table-row>
      </table:table>
      <table:table table:name="Лист2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-2.1" calcext:value-type="float">
            <text:p>-2,1</text:p>
          </table:table-cell>
          <table:table-cell office:value-type="float" office:value="-0.94" calcext:value-type="float">
            <text:p>-0,94</text:p>
          </table:table-cell>
          <table:table-cell office:value-type="float" office:value="-1.86" calcext:value-type="float">
            <text:p>-1,86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-1.1" calcext:value-type="float">
            <text:p>-1,1</text:p>
          </table:table-cell>
          <table:table-cell office:value-type="float" office:value="1.9" calcext:value-type="float">
            <text:p>1,9</text:p>
          </table:table-cell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.4" calcext:value-type="float">
            <text:p>1,4</text:p>
          </table:table-cell>
          <table:table-cell office:value-type="float" office:value="-2.7" calcext:value-type="float">
            <text:p>-2,7</text:p>
          </table:table-cell>
          <table:table-cell office:value-type="float" office:value="-0.78" calcext:value-type="float">
            <text:p>-0,78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0.3" calcext:value-type="float">
            <text:p>0,3</text:p>
          </table:table-cell>
          <table:table-cell office:value-type="float" office:value="1.5" calcext:value-type="float">
            <text:p>1,5</text:p>
          </table:table-cell>
          <table:table-cell office:value-type="float" office:value="1.34" calcext:value-type="float">
            <text:p>1,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.B2]*[.$E$6]" office:value-type="float" office:value="-3.633" calcext:value-type="float">
            <text:p>-3,633</text:p>
          </table:table-cell>
          <table:table-cell table:formula="of:=[.C2]*[.$E$6]" office:value-type="float" office:value="-1.6262" calcext:value-type="float">
            <text:p>-1,6262</text:p>
          </table:table-cell>
          <table:table-cell table:formula="of:=[.D2]*[.$E$6]" office:value-type="float" office:value="-3.2178" calcext:value-type="float">
            <text:p>-3,2178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formula="of:=[.B3]*[.$E$6]" office:value-type="float" office:value="-1.903" calcext:value-type="float">
            <text:p>-1,903</text:p>
          </table:table-cell>
          <table:table-cell table:formula="of:=[.C3]*[.$E$6]" office:value-type="float" office:value="3.287" calcext:value-type="float">
            <text:p>3,287</text:p>
          </table:table-cell>
          <table:table-cell table:formula="of:=[.D3]*[.$E$6]" office:value-type="float" office:value="1.8511" calcext:value-type="float">
            <text:p>1,8511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table:formula="of:=[.B4]*[.$E$6]" office:value-type="float" office:value="2.422" calcext:value-type="float">
            <text:p>2,422</text:p>
          </table:table-cell>
          <table:table-cell table:formula="of:=[.C4]*[.$E$6]" office:value-type="float" office:value="-4.671" calcext:value-type="float">
            <text:p>-4,671</text:p>
          </table:table-cell>
          <table:table-cell table:formula="of:=[.D4]*[.$E$6]" office:value-type="float" office:value="-1.3494" calcext:value-type="float">
            <text:p>-1,3494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table:formula="of:=[.B5]*[.$E$6]" office:value-type="float" office:value="0.519" calcext:value-type="float">
            <text:p>0,519</text:p>
          </table:table-cell>
          <table:table-cell table:formula="of:=[.C5]*[.$E$6]" office:value-type="float" office:value="2.595" calcext:value-type="float">
            <text:p>2,595</text:p>
          </table:table-cell>
          <table:table-cell table:formula="of:=[.D5]*[.$E$6]" office:value-type="float" office:value="2.3182" calcext:value-type="float">
            <text:p>2,318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+v2</text:p>
          </table:table-cell>
          <table:table-cell table:formula="of:=[.B7]+[.B8]" office:value-type="float" office:value="-5.536" calcext:value-type="float">
            <text:p>-5,536</text:p>
          </table:table-cell>
          <table:table-cell table:formula="of:=[.C7]+[.C8]" office:value-type="float" office:value="1.6608" calcext:value-type="float">
            <text:p>1,6608</text:p>
          </table:table-cell>
          <table:table-cell table:formula="of:=[.D7]+[.D8]" office:value-type="float" office:value="-1.3667" calcext:value-type="float">
            <text:p>-1,3667</text:p>
          </table:table-cell>
          <table:table-cell/>
        </table:table-row>
        <table:table-row table:style-name="ro1">
          <table:table-cell office:value-type="string" calcext:value-type="string">
            <text:p>v3+v4</text:p>
          </table:table-cell>
          <table:table-cell table:formula="of:=[.B9]+[.B10]" office:value-type="float" office:value="2.941" calcext:value-type="float">
            <text:p>2,941</text:p>
          </table:table-cell>
          <table:table-cell table:formula="of:=[.C9]+[.C10]" office:value-type="float" office:value="-2.076" calcext:value-type="float">
            <text:p>-2,076</text:p>
          </table:table-cell>
          <table:table-cell table:formula="of:=[.D9]+[.D10]" office:value-type="float" office:value="0.9688" calcext:value-type="float">
            <text:p>0,968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ot(v1,v2)</text:p>
          </table:table-cell>
          <table:table-cell table:formula="of:=[.B7]*[.B8]+[.C7]*[.C8]+[.D7]*[.D8]" office:value-type="float" office:value="-4.38818998" calcext:value-type="float">
            <text:p>-4,38818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t(v2,v3)</text:p>
          </table:table-cell>
          <table:table-cell table:formula="of:=[.B8]*[.B9]+[.C8]*[.C9]+[.D8]*[.D9]" office:value-type="float" office:value="-22.46051734" calcext:value-type="float">
            <text:p>-22,46051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t(v3,v4)</text:p>
          </table:table-cell>
          <table:table-cell table:formula="of:=[.B9]*[.B10]+[.C9]*[.C10]+[.D9]*[.D10]" office:value-type="float" office:value="-13.99240608" calcext:value-type="float">
            <text:p>-13,99240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t(v1,v4)</text:p>
          </table:table-cell>
          <table:table-cell table:formula="of:=[.B7]*[.B10]+[.C7]*[.C10]+[.D7]*[.D10]" office:value-type="float" office:value="-13.56501996" calcext:value-type="float">
            <text:p>-13,5650199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nght(v1)</text:p>
          </table:table-cell>
          <table:table-cell table:style-name="ce2" table:formula="of:=SQRT([.B7]*[.B7]+[.C7]*[.C7]+[.D7]*[.D7])" office:value-type="float" office:value="5.11834468163292" calcext:value-type="float">
            <text:p>5,118344681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ht(v2)</text:p>
          </table:table-cell>
          <table:table-cell table:style-name="ce2" table:formula="of:=SQRT([.B8]*[.B8]+[.C8]*[.C8]+[.D8]*[.D8])" office:value-type="float" office:value="4.22520404359364" calcext:value-type="float">
            <text:p>4,225204043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ht(v3)</text:p>
          </table:table-cell>
          <table:table-cell table:style-name="ce2" table:formula="of:=SQRT([.B9]*[.B9]+[.C9]*[.C9]+[.D9]*[.D9])" office:value-type="float" office:value="5.43186941669256" calcext:value-type="float">
            <text:p>5,431869416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ht(v4)</text:p>
          </table:table-cell>
          <table:table-cell table:style-name="ce2" table:formula="of:=SQRT([.B10]*[.B10]+[.C10]*[.C10]+[.D10]*[.D10])" office:value-type="float" office:value="3.51815821702208" calcext:value-type="float">
            <text:p>3,51815821702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s(v1,v2)</text:p>
          </table:table-cell>
          <table:table-cell table:style-name="ce2" table:formula="of:=[.B16]/([.B21]*[.B22])" office:value-type="float" office:value="-0.202912221559293" calcext:value-type="float">
            <text:p>-0,202912221559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os(v2,v3)</text:p>
          </table:table-cell>
          <table:table-cell table:style-name="ce2" table:formula="of:=[.B17]/([.B22]*[.B23])" office:value-type="float" office:value="-0.978639515388518" calcext:value-type="float">
            <text:p>-0,978639515389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os(v3,v4)</text:p>
          </table:table-cell>
          <table:table-cell table:style-name="ce2" table:formula="of:=[.B18]/([.B23]*[.B24])" office:value-type="float" office:value="-0.732196608958391" calcext:value-type="float">
            <text:p>-0,732196608958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os(v1,v4)</text:p>
          </table:table-cell>
          <table:table-cell table:style-name="ce2" table:formula="of:=[.B19]/([.B21]*[.B24])" office:value-type="float" office:value="-0.753313137975816" calcext:value-type="float">
            <text:p>-0,75331313797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gleR(v1,v2)</text:p>
          </table:table-cell>
          <table:table-cell table:style-name="ce2" table:formula="of:=ACOS([.B26])" office:value-type="float" office:value="1.77512742785593" calcext:value-type="float">
            <text:p>1,775127427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R(v2,v3)</text:p>
          </table:table-cell>
          <table:table-cell table:style-name="ce2" table:formula="of:=ACOS([.B27])" office:value-type="float" office:value="2.93453244098873" calcext:value-type="float">
            <text:p>2,934532440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R(v3,v4)</text:p>
          </table:table-cell>
          <table:table-cell table:style-name="ce2" table:formula="of:=ACOS([.B28])" office:value-type="float" office:value="2.39233783316594" calcext:value-type="float">
            <text:p>2,392337833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R(v1,v4)</text:p>
          </table:table-cell>
          <table:table-cell table:style-name="ce2" table:formula="of:=ACOS([.B29])" office:value-type="float" office:value="2.42388172686284" calcext:value-type="float">
            <text:p>2,42388172686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ngleD(v1,v2)</text:p>
          </table:table-cell>
          <table:table-cell table:style-name="ce2" table:formula="of:=DEGREES([.B31])" office:value-type="float" office:value="101.707309714059" calcext:value-type="float">
            <text:p>101,70730971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D(v2,v3)</text:p>
          </table:table-cell>
          <table:table-cell table:style-name="ce2" table:formula="of:=DEGREES([.B32])" office:value-type="float" office:value="168.136323712878" calcext:value-type="float">
            <text:p>168,136323712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D(v3,v4)</text:p>
          </table:table-cell>
          <table:table-cell table:style-name="ce2" table:formula="of:=DEGREES([.B33])" office:value-type="float" office:value="137.070861009881" calcext:value-type="float">
            <text:p>137,070861009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D(v1,v4)</text:p>
          </table:table-cell>
          <table:table-cell table:style-name="ce2" table:formula="of:=DEGREES([.B34])" office:value-type="float" office:value="138.878192988122" calcext:value-type="float">
            <text:p>138,87819298812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rmalize(v1,v2)</text:p>
          </table:table-cell>
          <table:table-cell table:style-name="ce2" table:formula="of:=[.B7]/[.B21]" office:value-type="float" office:value="-0.70979979387417" calcext:value-type="float">
            <text:p>-0,709799793874</text:p>
          </table:table-cell>
          <table:table-cell table:style-name="ce2" table:formula="of:=[.C7]/[.B21]" office:value-type="float" office:value="-0.317719907734152" calcext:value-type="float">
            <text:p>-0,317719907734</text:p>
          </table:table-cell>
          <table:table-cell table:style-name="ce2" table:formula="of:=[.D7]/[.B21]" office:value-type="float" office:value="-0.628679817431408" calcext:value-type="float">
            <text:p>-0,628679817431</text:p>
          </table:table-cell>
          <table:table-cell/>
        </table:table-row>
        <table:table-row table:style-name="ro1">
          <table:table-cell office:value-type="string" calcext:value-type="string">
            <text:p>Normalize(v2,v3)</text:p>
          </table:table-cell>
          <table:table-cell table:style-name="ce2" table:formula="of:=[.B8]/[.B22]" office:value-type="float" office:value="-0.450392449776568" calcext:value-type="float">
            <text:p>-0,450392449777</text:p>
          </table:table-cell>
          <table:table-cell table:style-name="ce2" table:formula="of:=[.C8]/[.B22]" office:value-type="float" office:value="0.777950595068618" calcext:value-type="float">
            <text:p>0,777950595069</text:p>
          </table:table-cell>
          <table:table-cell table:style-name="ce2" table:formula="of:=[.D8]/[.B22]" office:value-type="float" office:value="0.438109019328117" calcext:value-type="float">
            <text:p>0,438109019328</text:p>
          </table:table-cell>
          <table:table-cell/>
        </table:table-row>
        <table:table-row table:style-name="ro1">
          <table:table-cell office:value-type="string" calcext:value-type="string">
            <text:p>Normalize(v3,v4)</text:p>
          </table:table-cell>
          <table:table-cell table:style-name="ce2" table:formula="of:=[.B9]/[.B23]" office:value-type="float" office:value="0.445887007621539" calcext:value-type="float">
            <text:p>0,445887007622</text:p>
          </table:table-cell>
          <table:table-cell table:style-name="ce2" table:formula="of:=[.C9]/[.B23]" office:value-type="float" office:value="-0.85992494327011" calcext:value-type="float">
            <text:p>-0,859924943270</text:p>
          </table:table-cell>
          <table:table-cell table:style-name="ce2" table:formula="of:=[.D9]/[.B23]" office:value-type="float" office:value="-0.248422761389143" calcext:value-type="float">
            <text:p>-0,248422761389</text:p>
          </table:table-cell>
          <table:table-cell/>
        </table:table-row>
        <table:table-row table:style-name="ro1">
          <table:table-cell office:value-type="string" calcext:value-type="string">
            <text:p>Normalize(v1,v4)</text:p>
          </table:table-cell>
          <table:table-cell table:style-name="ce2" table:formula="of:=[.B10]/[.B24]" office:value-type="float" office:value="0.147520369461753" calcext:value-type="float">
            <text:p>0,147520369462</text:p>
          </table:table-cell>
          <table:table-cell table:style-name="ce2" table:formula="of:=[.C10]/[.B24]" office:value-type="float" office:value="0.737601847308765" calcext:value-type="float">
            <text:p>0,737601847309</text:p>
          </table:table-cell>
          <table:table-cell table:style-name="ce2" table:formula="of:=[.D10]/[.B24]" office:value-type="float" office:value="0.658924316929164" calcext:value-type="float">
            <text:p>0,6589243169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1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14" number:min-integer-digits="1"/>
    </number:number-style>
    <number:number-style style:name="N112">
      <number:number number:decimal-places="15" number:min-integer-digits="1"/>
    </number:number-style>
    <number:number-style style:name="N113">
      <number:number number:decimal-places="16" number:min-integer-digits="1"/>
    </number:number-style>
    <number:number-style style:name="N114">
      <number:number number:decimal-places="17" number:min-integer-digits="1"/>
    </number:number-style>
    <number:number-style style:name="N115">
      <number:number number:decimal-places="18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6:28:40.048984946</meta:creation-date>
    <dc:date>2014-12-03T15:12:12.728238403</dc:date>
    <meta:editing-duration>P1DT2H26M47S</meta:editing-duration>
    <meta:editing-cycles>1</meta:editing-cycles>
    <meta:document-statistic meta:table-count="2" meta:cell-count="187" meta:object-count="0"/>
    <meta:generator>LibreOffice/4.3.3.2$Linux_x86 LibreOffice_project/430m0$Build-2</meta:generator>
  </office:meta>
</office:document-meta>
</file>